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7ae5" officeooo:paragraph-rsid="00147ae5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7ae5" officeooo:paragraph-rsid="00147ae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5af78" officeooo:paragraph-rsid="0015af7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5af78" officeooo:paragraph-rsid="0016ae4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8a812" officeooo:paragraph-rsid="0018a812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5af78" officeooo:paragraph-rsid="0015af78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5af78" officeooo:paragraph-rsid="0018a81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5af78" officeooo:paragraph-rsid="0015af78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843e7" officeooo:paragraph-rsid="001843e7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9f59f" officeooo:paragraph-rsid="0019f59f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8a812" officeooo:paragraph-rsid="0018a812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c4e8f" officeooo:paragraph-rsid="001c4e8f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6ee4a" officeooo:paragraph-rsid="0016ee4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23ce9f" officeooo:paragraph-rsid="0023ce9f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7ae5" officeooo:paragraph-rsid="00147ae5" style:font-weight-asian="bold" style:font-weight-complex="bold"/>
    </style:style>
    <style:style style:name="T1" style:family="text">
      <style:text-properties officeooo:rsid="0016ee4a"/>
    </style:style>
    <style:style style:name="T2" style:family="text">
      <style:text-properties officeooo:rsid="0017d672"/>
    </style:style>
    <style:style style:name="T3" style:family="text">
      <style:text-properties officeooo:rsid="0018a812"/>
    </style:style>
    <style:style style:name="T4" style:family="text">
      <style:text-properties officeooo:rsid="0019f59f"/>
    </style:style>
    <style:style style:name="T5" style:family="text">
      <style:text-properties officeooo:rsid="001c4e8f"/>
    </style:style>
    <style:style style:name="T6" style:family="text">
      <style:text-properties officeooo:rsid="001c515d"/>
    </style:style>
    <style:style style:name="T7" style:family="text">
      <style:text-properties officeooo:rsid="001f4e6a"/>
    </style:style>
    <style:style style:name="T8" style:family="text">
      <style:text-properties officeooo:rsid="0023ce9f"/>
    </style:style>
    <style:style style:name="T9" style:family="text">
      <style:text-properties officeooo:rsid="002403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tab/>David Kirch</text:p>
      <text:p text:style-name="P1"><text:tab/><text:tab/><text:tab/><text:tab/><text:tab/><text:tab/><text:tab/><text:tab/><text:tab/><text:tab/>CS 3810</text:p>
      <text:p text:style-name="P1"><text:tab/><text:tab/><text:tab/><text:tab/><text:tab/><text:tab/><text:tab/><text:tab/><text:tab/><text:tab/>Class Project - Part 2</text:p>
      <text:p text:style-name="P1"/>
      <text:p text:style-name="P2">Requirements Specifications/ Business Rules<text:span text:style-name="T8"> - A Simple Gradebook Database</text:span></text:p>
      <text:p text:style-name="P2"/>
      <text:p text:style-name="P3">For my project, a simple grade book database, I will implement the following business rules and requirements specifications - </text:p>
      <text:p text:style-name="P3"/>
      <text:list xml:id="list1217283435573852257" text:style-name="L1">
        <text:list-item>
          <text:p text:style-name="P6">The database should keep track of<text:span text:style-name="T5"> at least</text:span> the following entities - </text:p>
        </text:list-item>
      </text:list>
      <text:p text:style-name="P3"/>
      <text:list xml:id="list142046722164417" text:continue-numbering="true" text:style-name="L1">
        <text:list-item>
          <text:list>
            <text:list-item>
              <text:p text:style-name="P6">Professor<text:span text:style-name="T7">.</text:span></text:p>
            </text:list-item>
            <text:list-item>
              <text:p text:style-name="P9">Class<text:span text:style-name="T7">.</text:span></text:p>
            </text:list-item>
            <text:list-item>
              <text:p text:style-name="P9">Student<text:span text:style-name="T7">.</text:span></text:p>
            </text:list-item>
            <text:list-item>
              <text:p text:style-name="P9">Assignment<text:span text:style-name="T7">.</text:span></text:p>
            </text:list-item>
            <text:list-item>
              <text:p text:style-name="P9">Grade<text:span text:style-name="T7">.</text:span></text:p>
            </text:list-item>
          </text:list>
        </text:list-item>
      </text:list>
      <text:p text:style-name="P3"/>
      <text:list xml:id="list142046911786010" text:continue-numbering="true" text:style-name="L1">
        <text:list-item>
          <text:p text:style-name="P6">The <text:span text:style-name="T5">business rules governing the r</text:span>elationship's between the entities <text:span text:style-name="T5">are</text:span> as follows - </text:p>
          <text:p text:style-name="P6"/>
          <text:list>
            <text:list-item>
              <text:p text:style-name="P9">A professor can teach many classes<text:span text:style-name="T9">.</text:span></text:p>
            </text:list-item>
            <text:list-item>
              <text:p text:style-name="P9">A class can only be taught by one professor.</text:p>
            </text:list-item>
            <text:list-item>
              <text:p text:style-name="P9">A class may<text:span text:style-name="T7"> have many students enrolled</text:span>.</text:p>
            </text:list-item>
            <text:list-item>
              <text:p text:style-name="P9">A student can <text:span text:style-name="T7">be enrolled </text:span>in many classes.</text:p>
            </text:list-item>
            <text:list-item>
              <text:p text:style-name="P9">A student may <text:span text:style-name="T7">be assigned </text:span>many assignments<text:span text:style-name="T3">.</text:span></text:p>
            </text:list-item>
            <text:list-item>
              <text:p text:style-name="P9">An assignment<text:span text:style-name="T4"> can be assigned to many students.</text:span></text:p>
            </text:list-item>
            <text:list-item>
              <text:p text:style-name="P10">A professor can <text:span text:style-name="T7">assign</text:span> many assignments.</text:p>
            </text:list-item>
            <text:list-item>
              <text:p text:style-name="P10">An assignment is <text:span text:style-name="T7">assigned</text:span> by only one professor.</text:p>
            </text:list-item>
            <text:list-item>
              <text:p text:style-name="P9">A <text:span text:style-name="T3">grade is given for only one assignment.</text:span></text:p>
            </text:list-item>
            <text:list-item>
              <text:p text:style-name="P11">An assignment will<text:span text:style-name="T7"> only be given on grade.</text:span></text:p>
            </text:list-item>
            <text:list-item>
              <text:p text:style-name="P12">A professor can give many grades.</text:p>
            </text:list-item>
            <text:list-item>
              <text:p text:style-name="P12">Grades are <text:span text:style-name="T7">given by only one professor</text:span>.</text:p>
            </text:list-item>
          </text:list>
        </text:list-item>
      </text:list>
      <text:p text:style-name="P4"/>
      <text:list xml:id="list142046355955888" text:continue-numbering="true" text:style-name="L1">
        <text:list-item>
          <text:p text:style-name="P6">The attributes of the entities <text:span text:style-name="T6">will include at least the following </text:span>- </text:p>
        </text:list-item>
      </text:list>
      <text:p text:style-name="P3"/>
      <text:list xml:id="list142046403110152" text:continue-numbering="true" text:style-name="L1">
        <text:list-item>
          <text:list>
            <text:list-item>
              <text:p text:style-name="P6">Professor - Professor ID number, professor first name, professor last name, professor office number, professor phone number, professor department.</text:p>
            </text:list-item>
            <text:list-item>
              <text:p text:style-name="P7"><text:span text:style-name="T3">Class</text:span> - Class ID number, number of students, maximum size, class name, class prerequisites<text:span text:style-name="T1">, current term, start date, end date, department.</text:span></text:p>
            </text:list-item>
            <text:list-item>
              <text:p text:style-name="P7">Student - Student ID number, student first name, student last name, Student email, student class level, students <text:span text:style-name="T2">current grade.</text:span></text:p>
            </text:list-item>
            <text:list-item>
              <text:p text:style-name="P13">Assignment - Assignment number, assignment description, maximum points, due date, assigned date<text:span text:style-name="T7">.</text:span></text:p>
            </text:list-item>
            <text:list-item>
              <text:p text:style-name="P11">Grade - Grade, assignment number, student ID number<text:span text:style-name="T6">, professor ID number.</text:span></text:p>
            </text:list-item>
          </text:list>
        </text:list-item>
      </text:list>
      <text:p text:style-name="P5"/>
      <text:p text:style-name="P3"><text:span text:style-name="T6">These are the basic entities, business rules, and attributes that should be included in the database. <text:s/></text:span>These may change as the project is further developed, but they represent my current goals and the current structure.<text:span text:style-name="T1"> <text:s/>They may also change based on feedback from the instructor. <text:s/>Some of the structure of these rules is based on information from the text book and from in class discussions. <text:s/>I think there </text:span><text:soft-page-break/><text:span text:style-name="T1">will be a need for some join or bridge tables to resolve some of the M:N relationships that are inherent in the business rules, but that will be addressed as the database design is comple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9:21:35.322000000</meta:creation-date>
    <dc:date>2016-10-03T14:20:44.922000000</dc:date>
    <meta:editing-duration>PT17M28S</meta:editing-duration>
    <meta:editing-cycles>7</meta:editing-cycles>
    <meta:generator>LibreOffice/5.1.5.2$Windows_x86 LibreOffice_project/7a864d8825610a8c07cfc3bc01dd4fce6a9447e5</meta:generator>
    <meta:document-statistic meta:table-count="0" meta:image-count="0" meta:object-count="0" meta:page-count="2" meta:paragraph-count="31" meta:word-count="377" meta:character-count="2260" meta:non-whitespace-character-count="1901"/>
  </office:meta>
</office:document-meta>
</file>